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end" style:justify-single-word="false"/>
      <style:text-properties fo:color="#000000"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style:font-style-asian="italic" style:font-style-complex="italic"/>
    </style:style>
    <style:style style:name="T1" style:family="text">
      <style:text-properties fo:font-variant="normal" fo:text-transform="none" fo:color="#ffffff" style:font-name="Helvetica Neue" fo:font-size="9pt" fo:letter-spacing="normal" fo:font-style="normal" fo:font-weight="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E 1</text:p>
      <text:p text:style-name="Standard"/>
      <text:p text:style-name="Standard"/>
      <text:p text:style-name="Standard"/>
      <text:p text:style-name="Standard">El juego empieza con el protagonista y su madre en la mesa comiendo.La camara esta fija apuntando hacia esta.</text:p>
      <text:p text:style-name="Standard"/>
      <text:p text:style-name="P2">(Dentro del plano tambien se puede ver a una coneja hechada en el lado opuesto de la cocina)</text:p>
      <text:p text:style-name="Standard"/>
      <text:p text:style-name="Standard"><text:span text:style-name="T2">-PROTAGONISTA-</text:span>:Si quieres podemos ir a la ciudad hoy, es carnaval y podriamos dar una vuelta po el mercado </text:p>
      <text:p text:style-name="Standard"/>
      <text:p text:style-name="Standard"><text:span text:style-name="T2">-MADRE-</text:span>: No me apetece demasiado, me duele un poco el estomago y alomejor despues viene Maria a ver el programa a casa. </text:p>
      <text:p text:style-name="Standard"/>
      <text:p text:style-name="Standard"><text:span text:style-name="T2">-PROTAGONISTA-</text:span>:Venga,que siempre estas aqui encerrada en casa, te va a venir bien que salgamos a dar una vuelta.</text:p>
      <text:p text:style-name="Standard"/>
      <text:p text:style-name="Standard"><text:span text:style-name="T2">-MADRE-</text:span>:No, enserio, vete tu, ya haremos algo otro dia, y asi te preparo lentejas para cuando llegues po la noche.</text:p>
      <text:p text:style-name="Standard"/>
      <text:p text:style-name="Standard"><text:span text:style-name="T2">-PROTAGONISTA-</text:span>:Bueno, pues yo si que voy a ir, tu te lo pierdes.</text:p>
      <text:p text:style-name="Standard"/>
      <text:p text:style-name="Standard"/>
      <text:p text:style-name="Standard">-El protagonista se levanta de la mesa,recoje su plato y el de la madre y sale del plano al rededor de la mesa.</text:p>
      <text:p text:style-name="P3">(En ese momento la coneja sale de la habitacion y lo sigue hacia fuera de la cocina)</text:p>
      <text:p text:style-name="Standard"><text:s/></text:p>
      <text:p text:style-name="Standard">-Se puede oir como este deja los platos en algun lugar y se va hacia su habitacion, la camara sigue apuntando hacia la mesa, en donde esta solo la madre (Se puede apreciar como la madre mira a su hijo hasta que este llega a su habitacion.Todo esto se sabe ya que al llegar el protagonista a su habitacion, se deja de oir el ruido que este genera). </text:p>
      <text:p text:style-name="Standard"/>
      <text:p text:style-name="Standard">-Mientras todo esto, la madre se come el postre en silencio, esto dura unos 15 segundos mas o menos.En ese momento, se puede oir como el hijo esta volviendo.</text:p>
      <text:p text:style-name="Standard"/>
      <text:p text:style-name="Standard"/>
      <text:p text:style-name="Standard"><text:span text:style-name="T2">-PROTAGONISTA-</text:span>:Mami, me voy! <text:span text:style-name="T3">(Se puede leer desde fuera del plano, sin que este entre dentro).</text:span></text:p>
      <text:p text:style-name="Standard"/>
      <text:p text:style-name="Standard">La madre lo mira y este se acerca a darle un beso.</text:p>
      <text:p text:style-name="P2">(con la coneja todo el rato detras de este siguiendole)</text:p>
      <text:p text:style-name="Standard"/>
      <text:p text:style-name="Standard"><text:span text:style-name="T2">-MADRE-</text:span>:Te quiero mucho, ten cuidado</text:p>
      <text:p text:style-name="Standard"/>
      <text:p text:style-name="Standard"><text:span text:style-name="T2">-PROTAGONISTA-</text:span>:No te preocupes, nos vemos por la noche con esas lentejas.</text:p>
      <text:p text:style-name="Standard"/>
      <text:p text:style-name="Standard">(En ese momento se oye la puerta de la casa cerrandose, y el plano cambia a fuera de la casa en donde el jugador, ya tiene control del protagonista), </text:p>
      <text:p text:style-name="Standard"/>
      <text:p text:style-name="Standard"/>
      <text:p text:style-name="Standard"/>
      <text:p text:style-name="Standard"><text:soft-page-break/>Se puede apreciar que el y su madre vivien en una casa de campo, la casa se encuentra rodeada de arboles en una especie de bosque. El jugador tiene que dirijirse a la parada de guagua que se encuentra en medio de una larga carretera rodeada de bosque, si el jugador se desvia por el camino de la izquierda, algo alejado de su casa, puede llegar a un precioso lago en donde se puede apreciar los patos en el agua </text:p>
      <text:p text:style-name="Standard"><text:span text:style-name="T3">(en esa escena, se puede apreciar una manada de patos que estan en tierra y se meten dentro del lago, estos se alejan hasta coincidir con los patos que se encuentran ya en el agua)</text:span> </text:p>
      <text:p text:style-name="Standard"/>
      <text:p text:style-name="Standard">El otro desvio, se encuntra por detras de la casa, en donde hay un caseron abandonado, el protagonista no puede entrar a esta. El caseron esta bastante destrozado y da un poco de miedo.</text:p>
      <text:p text:style-name="P2">(En este punto pero de noche, una vez que ya has conseguido el collar de madera, antes de entrar a la casa, si el protagonista se acerca a la parte derecha del plano, puede recojer un collar de perro de madera, en principio este collar no sive para nada propiamente dicho dentro del juego, no es mas que una manera de hacer a la gente especular sobre su utilidad)</text:p>
      <text:p text:style-name="Standard"/>
      <text:p text:style-name="Standard">Si el protagonista sigue recto por el camino desde su casa,despues de unos 15 segundos corriendo, llegara a la parada de guaguas, <text:span text:style-name="T3">(Todo el camino esta en medio de la naturaleza, y la unica zona realmente despoblada de arboles, es la zona del lago, igualmente se aprecia en todo momento una sensacion de paz y soledad en donde solo se oyen los sonidos de la naturaleza, no hay musica).</text:span> </text:p>
      <text:p text:style-name="P2">Si el protagonista intenta volver a la casa, este se parara en la entrada y dira que prefiere ir a dar una vuelta para ver el carnaval.</text:p>
      <text:p text:style-name="Standard"/>
      <text:p text:style-name="Standard">Al llegar a la parada, el protgonista ve que faltan 2 min para que llegue. El protagonista se quedara al lado de esta, esperando la guagua. Despues de unos 7 segundos, este mira hacia un bordillo de piedra que hay detras de la parada, y decide sentarse. Cada 5 segundos mas o menos, el personaje cambiara de posicion un poco (transmitiendo que esta incomodo) asi 3 veces. En ese momento, este mira hacia un lado y se puede oir la guagua llegando, la guagua se pone enfrente de la camara tapando todo el escenario, el protagonsita sube y la guagua arranca (la camara muestra ahora el escenario de la parada vacio <text:span text:style-name="T3">(solo un pequeño bichito casi inapreciable de puede ver mover al lado del lugar donde estaba sentado el protagonista)</text:span>.</text:p>
      <text:p text:style-name="Standard"/>
      <text:p text:style-name="Standard">Despues de esto, cambia la escena y se aprecia como la guagua para ya en el lugar de destino, la camara cambia al exterior de la guagua en donde se aprecia algo mas de ambiente debido a la celebracion, (aunque tampoco hay un jaleo exagerado, solo una pequeña celebracion)</text:p>
      <text:p text:style-name="Standard"/>
      <text:p text:style-name="P2">(El protagonista puede hablar con la gente que esta en el carnaval y puede interactuar con algunos puestos de este, 2 de estos puestos tienen 2 clases diferentes de minijuegos propios de cada uno)</text:p>
      <text:p text:style-name="Standard"/>
      <text:p text:style-name="Standard">Al conseguir una puntuacion alta en uno de estos, el protagonista recibe por parte del feriante, un vale por una comida gratis en el puesto de comidas que se encuentra en el sureste del carnaval</text:p>
      <text:p text:style-name="Standard"/>
      <text:p text:style-name="Standard">En ese momento, el protagonista piensa que seria buena idea ir a ese puesto a ver si puede cambiar el vale de comida por algo para beber (ya que esta acaba de comer con su madre)</text:p>
      <text:p text:style-name="Standard"/>
      <text:p text:style-name="Standard">Este se acerca al puesto y le comenta al propietario que acaba de ganar un vale de comida para su quiosco, y le pregunta si seria posible cambiarlo por algo que beber, el feriante le comenta que no hay ningun problema y le pregunta que es lo que quiere, el protagonista se inclina un poco para mirar las bebidas que tienen en ese quiosco, un jugo de mango si puede ser por favor,</text:p>
      <text:p text:style-name="Standard">sin problema le contesta este y le sirve la bebida mientras el protagonista se sienta en una de las sillas.</text:p>
      <text:p text:style-name="Standard"/>
      <text:p text:style-name="Standard"/>
      <text:p text:style-name="Standard"><text:soft-page-break/>Al cabo de unos <text:s/>8 segundos, un grupo de 3 chicos aparecen en el plano haciendo algo en un cubo de basura en la esquina del mismo plano del quiosco, despues de unos 4 segundos, estos se acercan al protagonista y se sientan con el, cada uno pide algo de beber y a los 8 segundos aproximadamente, uno de estos se gira hacia el protagonista y empieza una conversacion:</text:p>
      <text:p text:style-name="Standard"/>
      <text:p text:style-name="P5"/>
      <text:p text:style-name="Standard"><text:span text:style-name="T2">-CHICO-</text:span>:Que tal, eres de aqui del pueblo?</text:p>
      <text:p text:style-name="Standard"/>
      <text:p text:style-name="Standard"><text:span text:style-name="T2">-PROTAGONISTAN- </text:span><text:span text:style-name="T4">N</text:span>o bueno... soy de las afueras, pero no vivo muy lejos de aqui</text:p>
      <text:p text:style-name="Standard"/>
      <text:p text:style-name="Standard"><text:span text:style-name="T2">-CHICO-</text:span>: Ya,, nosotros tampoco somos de aqui, pero oimos lo del carnaval y decidimos venir un rato.</text:p>
      <text:p text:style-name="Standard">-La verdad es que me parece una mierda de carnaval, tu que crees?</text:p>
      <text:p text:style-name="Standard"/>
      <text:p text:style-name="Standard"><text:span text:style-name="T2">-PROTAGONISTA-</text:span>: Bueno..., yo solia venir con mi hermana, pero el carnaval ha cambiado mucho desde que yo era pequeño.</text:p>
      <text:p text:style-name="Standard"/>
      <text:p text:style-name="Standard"><text:span text:style-name="T2">-CHICO-</text:span>:¿Que pasa que no has traido a tu hermana hoy o que?</text:p>
      <text:p text:style-name="Standard"/>
      <text:p text:style-name="Standard"><text:span text:style-name="T2">-PROTAGONISTA-</text:span>: No, hoy no ha podido venir.</text:p>
      <text:p text:style-name="Standard"/>
      <text:p text:style-name="Standard"><text:span text:style-name="T2">-CHICO-</text:span>: Aqui ya no hay nada que hacer, teniamos pensado ir a dar una vuelta en coche, te quieres venir?.</text:p>
      <text:p text:style-name="Standard"/>
      <text:p text:style-name="P2">(En ese momento los otros 2 chicos levantan la mirada y clavan la mirada en el protagonista y en su amigo)</text:p>
      <text:p text:style-name="Standard"/>
      <text:p text:style-name="Standard"><text:span text:style-name="T2">-PROTAGONISTA-</text:span>:No gracias, creo que ya es un poco tarde tengo que irme a casa.</text:p>
      <text:p text:style-name="Standard"/>
      <text:p text:style-name="P2">(El protagonista se levanta y se despide de los chicos con un gesto general hacia todos)</text:p>
      <text:p text:style-name="Standard"/>
      <text:p text:style-name="Standard"><text:span text:style-name="T2">-PROTAGONISTA-</text:span>:Encantado, pasadlo bien.</text:p>
      <text:p text:style-name="Standard"/>
      <text:p text:style-name="Standard"><text:span text:style-name="T2">-CHICO-</text:span>: Bueno pues nada, ya nos veremos en otro momento.</text:p>
      <text:p text:style-name="Standard"/>
      <text:p text:style-name="P2">(Los otros 2 chicos ni si quiera dicen nada, mas que centrar la mirada en el protagonista)</text:p>
      <text:p text:style-name="Standard"/>
      <text:p text:style-name="Standard">En ese momento el protagonista sale del carnaval y se dirije a la parada de guaguas.</text:p>
      <text:p text:style-name="P2">(Al salir de la escena donde estaban los 3 chicos y volver al carnaval, se puede apreciar el atardecer en el cielo del carnaval)</text:p>
      <text:p text:style-name="Standard"/>
      <text:p text:style-name="Standard">Al dirijirte a la parada, el protagonista puede leer que la ultima guagua paso hace unos 20 minutos.</text:p>
      <text:p text:style-name="Standard"/>
      <text:p text:style-name="Standard"><text:span text:style-name="T2">-PROTAGONISTA-</text:span>: Mierda, ya paso el ultimo bus, tengo que ir caminando hacia casa, venga, cuanto antes salgamos, antes llegaremos.</text:p>
      <text:p text:style-name="Standard"/>
      <text:p text:style-name="Standard">En ese momento el protagonista pasa por 3 escenas diferentes de bosque. </text:p>
      <text:p text:style-name="Standard"><text:span text:style-name="T3">(A medida que avanzan estas 3 escenas, se puede apreciar como el dia se va oscureciendo poco a poco, y en la 2 escena de bosque, el protagonista comenta lo oscuro que esta todo)</text:span> </text:p>
      <text:p text:style-name="Standard"/>
      <text:p text:style-name="Standard"/>
      <text:p text:style-name="Standard"/>
      <text:p text:style-name="Standard"><text:soft-page-break/>En la tercera escena de bosque, se puede oir como alguien lo llama a lo lejos, son los 3 chicos de antes que se le acercan.</text:p>
      <text:p text:style-name="Standard"/>
      <text:p text:style-name="Standard"/>
      <text:p text:style-name="Standard"><text:s text:c="49"/>------------------------------</text:p>
      <text:p text:style-name="Standard"/>
      <text:p text:style-name="Standard">(Conversacion y problema entre estos y el encuentro del coll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protagonista baja las escaleras hacia la cocina en donde esta la madre agachada acariciando a la coneja. Madre, dice el protagonista.</text:p>
      <text:p text:style-name="Standard">La madre mueve un poco la cabeza para un lado (Hacia la camara) para oir a su hijo mejor.</text:p>
      <text:p text:style-name="Standard">Buenos dias cariño, dice ella.</text:p>
      <text:p text:style-name="Standard">Buenos dias responde el, esta mejor vidi? (Vidi es la coneja que sale en la primera escena. En dicha escena se comenta que esta esta enferma del estomago por comer chicle)</text:p>
      <text:p text:style-name="Standard">Si, creo que mejor.Responde ella.</text:p>
      <text:p text:style-name="Standard">Mama tengo que contarte una cosa dice el protagonista.</text:p>
      <text:p text:style-name="Standard">La madre se levanta y mira al protagonista.</text:p>
      <text:p text:style-name="Standard">El protagonista se sienta sin decir nada, sientate dice.</text:p>
      <text:p text:style-name="Standard">La madre se sienta despacio mientras dice: Hay mi madre! exclama en medio tono de humor.</text:p>
      <text:p text:style-name="Standard">El protagonista saca el collar del bolsillo y lo pone ubre la mesa. Mira lo que he encontrado dice.</text:p>
      <text:p text:style-name="Standard">La madre mira hacia el collar. De donde lo has sacado.</text:p>
      <text:p text:style-name="Standard"/>
      <text:p text:style-name="Standard">Lo encontre tirado en el suelo rodeado de herramientas de construccion, en medio del bosque.</text:p>
      <text:p text:style-name="Standard">La madre aparta la mirada del collar y mira a su hijo.</text:p>
      <text:p text:style-name="Standard">Que piensas hacer con eso? Pregunta</text:p>
      <text:p text:style-name="Standard">Pues la verdad es que estoy bastante confuso, es la oportunidad de ser otra vez una familia, lo sabes no?</text:p>
      <text:p text:style-name="Standard"/>
      <text:p text:style-name="Standard">Hay que me esta entrando un mareo..! Dice la madre mientras se lleva las 2 manos a la cara. </text:p>
      <text:p text:style-name="Standard">Esta se queda en esa posicion acelerando la respiracion y empieza a llorar muy suavemente (esto se nota mas en las frases en donde "tartamudea al hablar") No se como me siento dice ella.</text:p>
      <text:p text:style-name="Standard"><text:s/>El hijo estira sus 2 manos y agarra con fuerza las manos de su madre. Tu y yo sabemos que tengo que ir, no hay otra opcion, ni tu ni nos perdonariamos jamas el no utilizar este collar.</text:p>
      <text:p text:style-name="Standard"/>
      <text:p text:style-name="Standard">Nunca nos perdonariamos el perder esta oportunidad,(la madre permanece en silencio , mientras mantiene las 2 manos sobre la mesa), este le jura que volverá y traerá a Raquel con el. Pero tengo Q irme dice este, tengo Q irme ya. (En ese momento el protagonista se levanta de la mesa y se dirige fuera del plano) La madre se vuelve a quedar sola en el plano, durante este tiempo, esta coje una taza de café que hay sobre la mesa y bebe varias veces. A los 15 Segundos el protagonista vuelve con la indumentaria de la aventura (ya que durante todo este rato el protagonista ha ido vestido de 2 maneras diferentes (En la casa con ropa de casa y en la calle con ropa de calle) voy a ir a la ferretería dice este, creo Q es el mejor sitio para hacerlo, ya Q solo tienes tu una copia de la llave. Vale responde la madre mirando a su hijo fijamente pero sin levantarse.</text:p>
      <text:p text:style-name="Standard"><text:soft-page-break/></text:p>
      <text:p text:style-name="Standard">-MADRE- :Quiero que me prometas una cosa, quiero que me jures que si en algun momento la cosa se complica, daras media vuelta y volveras a casa.</text:p>
      <text:p text:style-name="Standard"/>
      <text:p text:style-name="Standard">-PROTAGONISTA-: Te lo prometo</text:p>
      <text:p text:style-name="Standard"/>
      <text:p text:style-name="Standard"/>
      <text:p text:style-name="Standard">En ese momento la madre se levanta de la silla y su hijo y esta se abrazan con fuerza durante unos 6 segundos. Estos se separan y el hijo sale de la casa.</text:p>
      <text:p text:style-name="Standard">En ese momento recuperamos otra vez el control del protagonista que debe dirijirse otra vez hacia la parada de guagua, pero esta vez hay que cojer el autobus que se dirije hacia la direccion contraria.</text:p>
      <text:p text:style-name="Standard"/>
      <text:p text:style-name="Standard">-NOTA-:La parada es exactamente la misma, solo que ahora la guagua va en direccion contraria, por lo tanto va por el carril contrario.</text:p>
      <text:p text:style-name="Standard">En todo este momento, se puede apreciar el cambio de hora del dia, ahora bastante mas temprano que en la salida del dia anterior.</text:p>
      <text:p text:style-name="Standard"/>
      <text:p text:style-name="Standard">-NOTA- (Este plano no es seguro) El siguinte plano cambia a un plano por fuera de la ventana de la guagua apuntando hacia el protagonista, este plano dura un minuto y pico aproximadamente. (En todo este momento suena una musica de acuerdo a la situacion)</text:p>
      <text:p text:style-name="Standard"><text:s/></text:p>
      <text:p text:style-name="Standard">Al final de esta escena, el plano se oscurece y cambia a un plano por fuera de la ferreteria (todo este plano es sin musica) es de noche y se aprecia </text:p>
      <text:p text:style-name="Standard"/>
      <text:p text:style-name="Standard"/>
      <text:p text:style-name="Standard"/>
      <text:p text:style-name="Standard"/>
      <text:p text:style-name="Standard"/>
      <text:p text:style-name="P1"><text:span text:style-name="T1">Nunca nos perdonariamos el perder esta oportunidad,(la madre permanece en silencio , mientras mantiene las 2 manos soNunca nos perdonariamos el perder esta oportunidad,(la madre permanece en silencio , mientras mantiene las 2 manos sobre la mesa), en ese momento su hijo le agarra las manos a con fuerza y le jura que volverá y traerá a Raquel con el. Pero tengo Q irme dice este, tengo Q irme ya. (En ese momento el protagonista se levanta de la mesa y se dirige fuera del plano) La madre se vuelve a quedar sola en el plano, durante este tiempo, esta coje una taza de café que hay sobre la mesa y bebe varias veces. A los 15 Segundos el protagonista vuelve con la indumentaria de la aventura (ya que durante todo este rato el protagonista ha ido vestido de 2 maneras diferentes (En la casa con ropa de casa y en la calle con ropa de calle) voy a ir a la ferretería dice este, creo Q es el mejor sitio para hacerlo ya Q solo tienes tu una copia de la llave. Vale responde la madre mirando a su hijo fijamente pero sin levantarse bre la mesa), en ese momento su hijo le </text:span><text:span text:style-name="T1">agarra las manos a con fuerza y le jura que volverá y traerá a Raquel con el. Pero tengo Q irme dice este, tengo Q irme ya. (En ese momento el protagonista se levanta de la mesa y se dirige fuera del plano) La madre se vuelve a quedar sola en el plano, durante este tiempo, esta coje una taza de café que hay sobre la mesa y bebe varias veces. A los 15 Segundos el protagonista vuelve con la indumentaria de la aventura (ya que durante todo este rato el protagonista ha ido vestido de 2 maneras diferentes (En la casa con ropa de casa y en la calle con ropa de calle) voy a ir a la ferretería dice este, creo Q es el mejor sitio para hacerlo ya Q solo tienes tu una copia de la llave. Vale responde la madre mirando a su hijo fijamente pero sin levantarse</text:span> </text:p>
      <text:p text:style-name="P1"><text:span text:style-name="T1">Nunca nos perdonariamos el perder esta oportunidad,(la madre permanece en silencio , mientras mantiene las 2 manos sobre la mesa), en ese momento su hijo le agarra las manos a con fuerza y le jura que volverá y traerá a Raquel con el. Pero tengo Q irme dice este, tengo Q irme ya. (En ese momento el protagonista se levanta de la mesa y se dirige fuera del plano) La madre se vuelve a quedar sola en el plano, durante este tiempo, esta coje una taza de café que hay sobre la mesa y bebe varias veces. A los 15 Segundos el protagonista vuelve con la indumentaria de la aventura (ya que durante todo este rato el protagonista ha ido vestido de 2 maneras diferentes (En la casa con ropa de casa y en la calle con ropa de calle) voy a ir a la ferretería dice este, creo Q es el mejor sitio para hacerlo ya Q solo tienes tu una copia de la llave. Vale responde la madre mirando a su hijo fijamente pero sin levantarse</text:span> </text:p>
      <text:p text:style-name="P1"><text:span text:style-name="T1">Nunca nos perdonariamos el perder esta oportunidad,(la madre permanece en silencio , mientras mantiene las 2 manos sobre la mesa), en ese momento su hijo le agarra las manos a con fuerza y le jura que volverá y traerá a Raquel con el. Pero tengo Q irme dice este, tengo Q irme ya. (En ese momento el protagonista se levanta de la mesa y se dirige fuera del plano) La madre se vuelve a quedar sola en el plano, durante este tiempo, esta coje una taza de café que hay sobre la mesa y bebe varias veces. A los 15 Segundos el protagonista vuelve con la indumentaria de la aventura (ya que durante todo este rato el protagonista ha ido vestido de 2 maneras diferentes (En la casa con ropa de casa y en la calle con ropa de calle) voy a ir a la ferretería dice este, creo Q es el mejor sitio para hacerlo ya Q solo tienes tu una copia de la llave. Vale responde la madre mirando a su hijo fijamente pero sin levantarse</text:span> </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3M20S</meta:editing-duration>
    <meta:editing-cycles>9</meta:editing-cycles>
    <meta:generator>OpenOffice/4.1.2$Win32 OpenOffice.org_project/412m3$Build-9782</meta:generator>
    <dc:date>2017-01-20T17:23:02.36</dc:date>
    <dc:creator>Daniel Guillaumes Frias</dc:creator>
    <meta:document-statistic meta:table-count="0" meta:image-count="0" meta:object-count="0" meta:page-count="6" meta:paragraph-count="87" meta:word-count="2856" meta:character-count="15297"/>
    <meta:user-defined meta:name="Info 1"/>
    <meta:user-defined meta:name="Info 2"/>
    <meta:user-defined meta:name="Info 3"/>
    <meta:user-defined meta:name="Info 4"/>
  </office:meta>
</office:document-meta>
</file>